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>
    <office:event-listeners>
      <script:event-listener script:language="ooo:script" script:event-name="office:start-app" xlink:href=""/>
      <script:event-listener script:language="ooo:script" script:event-name="office:close-app" xlink:href=""/>
      <script:event-listener script:language="ooo:script" script:event-name="office:new" xlink:href=""/>
      <script:event-listener script:language="ooo:script" script:event-name="dom:load" xlink:href="vnd.sun.star.script:Standard.Module1.started?language=Basic&amp;location=document"/>
      <script:event-listener script:language="ooo:script" script:event-name="office:save-as" xlink:href=""/>
      <script:event-listener script:language="ooo:script" script:event-name="office:save-as-done" xlink:href=""/>
      <script:event-listener script:language="ooo:script" script:event-name="office:save" xlink:href=""/>
      <script:event-listener script:language="ooo:script" script:event-name="office:save-done" xlink:href=""/>
      <script:event-listener script:language="ooo:script" script:event-name="office:prepare-unload" xlink:href=""/>
      <script:event-listener script:language="ooo:script" script:event-name="dom:unload" xlink:href=""/>
      <script:event-listener script:language="ooo:script" script:event-name="dom:DOMFocusIn" xlink:href=""/>
      <script:event-listener script:language="ooo:script" script:event-name="dom:DOMFocusOut" xlink:href=""/>
      <script:event-listener script:language="ooo:script" script:event-name="office:print" xlink:href=""/>
      <script:event-listener script:language="ooo:script" script:event-name="office:modify-changed" xlink:href=""/>
      <script:event-listener script:language="ooo:script" script:event-name="office:copy-to" xlink:href=""/>
      <script:event-listener script:language="ooo:script" script:event-name="office:copy-to-done" xlink:href=""/>
      <script:event-listener script:language="ooo:script" script:event-name="office:view-created" xlink:href=""/>
      <script:event-listener script:language="ooo:script" script:event-name="office:prepare-view-closing" xlink:href=""/>
      <script:event-listener script:language="ooo:script" script:event-name="office:view-close" xlink:href=""/>
      <script:event-listener script:language="ooo:script" script:event-name="office:visarea-changed" xlink:href=""/>
      <script:event-listener script:language="ooo:script" script:event-name="office:load-finished" xlink:href=""/>
      <script:event-listener script:language="ooo:script" script:event-name="office:mail-merge" xlink:href=""/>
      <script:event-listener script:language="ooo:script" script:event-name="office:page-count-change" xlink:href=""/>
    </office:event-listeners>
  </office:scripts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document runs application when it is load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Mincho" svg:font-family="Mincho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font-name-asian="Tahoma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List" style:family="paragraph" style:parent-style-name="Text_20_body" style:class="lis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Mincho" style:font-size-asian="14pt" style:font-name-complex="Tahoma" style:font-size-complex="14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Krzysztof Lichota</meta:initial-creator>
    <meta:creation-date>2007-06-05T19:11:19</meta:creation-date>
    <dc:date>2007-06-10T12:09:38</dc:date>
    <dc:language>pl-PL</dc:language>
    <meta:editing-cycles>30</meta:editing-cycles>
    <meta:editing-duration>PT36M4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8" meta:character-count="49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Sub Main
End Sub

sub started
	scriptPath=Environ("OPENOFFICE_STARTUP_HOOK")
	scriptParams=Environ("OPENOFFICE_STARTUP_HOOK_PARAMS")
	Shell(scriptPath, 0, scriptParams)
	
end sub 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